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943" officeooo:paragraph-rsid="00019943"/>
    </style:style>
    <style:style style:name="P2" style:family="paragraph" style:parent-style-name="Standard">
      <style:text-properties officeooo:rsid="00020d20" officeooo:paragraph-rsid="00020d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office</text:p>
      <text:p text:style-name="P1"/>
      <text:p text:style-name="P2">Ok I will 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0:22.139259947</meta:creation-date>
    <dc:date>2020-04-03T21:44:53.330860993</dc:date>
    <meta:editing-duration>PT1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23" meta:non-whitespace-character-count="19"/>
  </office:meta>
</office:document-meta>
</file>